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d92f"/>
    </style:style>
    <style:style style:name="P2" style:family="paragraph" style:parent-style-name="Standard">
      <style:text-properties fo:color="#000000" loext:opacity="100%" officeooo:paragraph-rsid="000cd92f"/>
    </style:style>
    <style:style style:name="P3" style:family="paragraph" style:parent-style-name="Standard">
      <style:text-properties fo:color="#000000" loext:opacity="100%" fo:language="en" fo:country="US" officeooo:rsid="000d0556" officeooo:paragraph-rsid="000d0556"/>
    </style:style>
    <style:style style:name="P4" style:family="paragraph" style:parent-style-name="Standard">
      <style:text-properties fo:color="#000000" loext:opacity="100%" fo:language="en" fo:country="US" officeooo:rsid="000d7cb4" officeooo:paragraph-rsid="000d7cb4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officeooo:paragraph-rsid="000cd92f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language="en" fo:country="US" officeooo:rsid="000d0556" officeooo:paragraph-rsid="000d0556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language="en" fo:country="US" officeooo:rsid="000d7cb4" officeooo:paragraph-rsid="000d7cb4"/>
    </style:style>
    <style:style style:name="T1" style:family="text">
      <style:text-properties fo:color="#800000" loext:opacity="100%" style:font-name="Consolas" fo:font-size="10pt" fo:font-weight="bold" fo:background-color="#e8f2fe" loext:char-shading-value="0" style:font-size-asian="10pt" style:font-weight-asian="bold"/>
    </style:style>
    <style:style style:name="T2" style:family="text">
      <style:text-properties fo:color="#800000" loext:opacity="100%" style:font-name="Consolas" fo:font-size="10pt" fo:font-weight="bold" fo:background-color="#e8f2fe" loext:char-shading-value="0" style:font-size-asian="10pt" style:font-weight-asian="bold" style:font-size-complex="13pt"/>
    </style:style>
    <style:style style:name="T3" style:family="text">
      <style:text-properties fo:color="#800000" loext:opacity="100%" style:font-name="Consolas" fo:font-size="10pt" fo:font-weight="bold" fo:background-color="#e8f2fe" loext:char-shading-value="0" style:font-size-asian="10pt" style:font-weight-asian="bold"/>
    </style:style>
    <style:style style:name="T4" style:family="text">
      <style:text-properties fo:color="#800000" loext:opacity="100%" style:font-name="Consolas" fo:font-size="10pt" fo:font-weight="bold" style:font-size-asian="10pt" style:font-weight-asian="bold"/>
    </style:style>
    <style:style style:name="T5" style:family="text">
      <style:text-properties fo:color="#000000" loext:opacity="100%" style:font-name="Consolas" fo:font-size="10pt" fo:background-color="#e8f2fe" loext:char-shading-value="0" style:font-size-asian="10pt"/>
    </style:style>
    <style:style style:name="T6" style:family="text">
      <style:text-properties fo:color="#000000" loext:opacity="100%" style:font-name="Consolas" fo:font-size="10pt" style:font-size-asian="10pt"/>
    </style:style>
    <style:style style:name="T7" style:family="text">
      <style:text-properties fo:color="#000000" loext:opacity="100%" style:font-name="Consolas" fo:font-size="13pt" fo:background-color="#e8f2fe" loext:char-shading-value="0" style:font-size-asian="13pt" style:font-size-complex="13pt"/>
    </style:style>
    <style:style style:name="T8" style:family="text">
      <style:text-properties fo:color="#ff0000" loext:opacity="100%" style:font-name="Consolas" fo:font-size="10pt" fo:background-color="#e8f2fe" loext:char-shading-value="0" style:font-size-asian="10pt"/>
    </style:style>
    <style:style style:name="T9" style:family="text">
      <style:text-properties fo:color="#ff0000" loext:opacity="100%" style:font-name="Consolas" fo:font-size="10pt" style:font-size-asian="10pt"/>
    </style:style>
    <style:style style:name="T10" style:family="text">
      <style:text-properties style:font-name="Consolas" fo:font-size="10pt" fo:background-color="#e8f2fe" loext:char-shading-value="0" style:font-size-asian="10pt"/>
    </style:style>
    <style:style style:name="T11" style:family="text">
      <style:text-properties style:font-name="Consolas" fo:font-size="10pt" fo:background-color="#e8f2fe" loext:char-shading-value="0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fo:color="#008000" loext:opacity="100%" style:font-name="Consolas" fo:font-size="10pt" style:font-size-asian="10pt"/>
    </style:style>
    <style:style style:name="T15" style:family="text">
      <style:text-properties fo:color="#0000ff" loext:opacity="100%" style:font-name="Consolas" fo:font-size="10pt" style:font-size-asian="10pt"/>
    </style:style>
    <style:style style:name="T16" style:family="text">
      <style:text-properties fo:color="#000080" loext:opacity="100%" style:font-name="Consolas" fo:font-size="10pt" fo:font-weight="bold" fo:background-color="#e8f2fe" loext:char-shading-value="0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Вывести все поля и все строки.</text:p>
      <text:p text:style-name="Standard"><text:span text:style-name="T1">SELECT</text:span><text:span text:style-name="T5"> * </text:span><text:span text:style-name="T1">FROM</text:span><text:span text:style-name="T5"> public.qa_users</text:span></text:p>
      <text:p text:style-name="Standard"><text:span text:style-name="T5"/></text:p>
      <text:p text:style-name="Standard"><text:span text:style-name="T5">2. </text:span><text:span text:style-name="T7">Вывести всех студентов в таблице</text:span></text:p>
      <text:p text:style-name="Standard"><text:span text:style-name="T2">select</text:span><text:span text:style-name="T5"> Username </text:span><text:span text:style-name="T1">from</text:span><text:span text:style-name="T5"> public.qa_users</text:span><text:span text:style-name="T8">;</text:span></text:p>
      <text:p text:style-name="Standard"><text:span text:style-name="T7"/></text:p>
      <text:p text:style-name="Standard"><text:span text:style-name="T7">3. Вывести только Id пользователей</text:span></text:p>
      <text:p text:style-name="Standard"><text:span text:style-name="T2">select</text:span><text:span text:style-name="T5"> user_id </text:span><text:span text:style-name="T1">from</text:span><text:span text:style-name="T5"> public.qa_users</text:span><text:span text:style-name="T8">;</text:span></text:p>
      <text:p text:style-name="Standard"><text:span text:style-name="T7"/></text:p>
      <text:p text:style-name="Standard"><text:span text:style-name="T5">4. Вывести только имя пользователей</text:span></text:p>
      <text:p text:style-name="P1"><text:span text:style-name="T2">select</text:span><text:span text:style-name="T5"> Username </text:span><text:span text:style-name="T1">from</text:span><text:span text:style-name="T5"> public.qa_users</text:span><text:span text:style-name="T8">;</text:span></text:p>
      <text:p text:style-name="P1"><text:span text:style-name="T8"/></text:p>
      <text:p text:style-name="P2"><text:span text:style-name="T10">5. Вывести только email пользователей</text:span></text:p>
      <text:p text:style-name="P2"><text:span text:style-name="T1">select</text:span><text:span text:style-name="T10"> email </text:span><text:span text:style-name="T1">from</text:span><text:span text:style-name="T10"> public.qa_users</text:span><text:span text:style-name="T8">;</text:span></text:p>
      <text:p text:style-name="P2"><text:span text:style-name="T8"/></text:p>
      <text:p text:style-name="P2"><text:span text:style-name="T10">6. Вывести имя и email пользователей</text:span></text:p>
      <text:p text:style-name="P2"><text:span text:style-name="T1">select</text:span><text:span text:style-name="T10"> username, email </text:span><text:span text:style-name="T1">from</text:span><text:span text:style-name="T10"> public.qa_users</text:span><text:span text:style-name="T8">;</text:span></text:p>
      <text:p text:style-name="P2"><text:span text:style-name="T10"/></text:p>
      <text:p text:style-name="P2"><text:span text:style-name="T10">7. Вывести id, имя, email и дату создания пользователей</text:span></text:p>
      <text:p text:style-name="P2"><text:span text:style-name="T1">select</text:span><text:span text:style-name="T10"> user_id, username, email, created_on </text:span><text:span text:style-name="T1">from</text:span><text:span text:style-name="T10"> public.qa_users</text:span><text:span text:style-name="T8">;</text:span></text:p>
      <text:p text:style-name="P2"><text:span text:style-name="T8"/></text:p>
      <text:p text:style-name="P2"><text:span text:style-name="T10">8. Вывести пользователей где password 12333</text:span></text:p>
      <text:p text:style-name="P6"><text:span text:style-name="T1">select</text:span><text:span text:style-name="T12"> * </text:span><text:span text:style-name="T4">from</text:span><text:span text:style-name="T12"> public.qa_users</text:span></text:p>
      <text:p text:style-name="P2"><text:span text:style-name="T4">where</text:span><text:span text:style-name="T12"> </text:span><text:span text:style-name="T4">password</text:span><text:span text:style-name="T12"> =</text:span><text:span text:style-name="T14">'12333'</text:span><text:span text:style-name="T9">;</text:span></text:p>
      <text:p text:style-name="P2"><text:span text:style-name="T12"/></text:p>
      <text:p text:style-name="P2"><text:span text:style-name="T10">9. Вывести пользователей которые были созданы 2021-03-26 00:00:00</text:span></text:p>
      <text:p text:style-name="P6"><text:span text:style-name="T1">select</text:span><text:span text:style-name="T12"> * </text:span><text:span text:style-name="T4">from</text:span><text:span text:style-name="T12"> public.qa_users</text:span></text:p>
      <text:p text:style-name="P2"><text:span text:style-name="T4">where</text:span><text:span text:style-name="T12"> created_on =</text:span><text:span text:style-name="T14">'2021-03-26 00:00:00'</text:span><text:span text:style-name="T9">;</text:span></text:p>
      <text:p text:style-name="P2"><text:span text:style-name="T8"/></text:p>
      <text:p text:style-name="P3"><text:span text:style-name="T10">10. Вывести пользователей где в имени есть слово Анна</text:span></text:p>
      <text:p text:style-name="P7"><text:span text:style-name="T1">select</text:span><text:span text:style-name="T12"> * </text:span><text:span text:style-name="T4">from</text:span><text:span text:style-name="T12"> public.qa_users</text:span></text:p>
      <text:p text:style-name="P5"><text:span text:style-name="T4">where</text:span><text:span text:style-name="T6"> username </text:span><text:span text:style-name="T4">like</text:span><text:span text:style-name="T6"> </text:span><text:span text:style-name="T14">'Anna%'</text:span><text:span text:style-name="T9">;</text:span></text:p>
      <text:p text:style-name="P3"><text:span text:style-name="T10"/></text:p>
      <text:p text:style-name="P3"><text:span text:style-name="T10">11. Вывести пользователей где в имени в конце есть 8</text:span></text:p>
      <text:p text:style-name="P7"><text:span text:style-name="T1">select</text:span><text:span text:style-name="T12"> * </text:span><text:span text:style-name="T4">from</text:span><text:span text:style-name="T12"> public.qa_users</text:span></text:p>
      <text:p text:style-name="P3"><text:span text:style-name="T4">where</text:span><text:span text:style-name="T12"> username </text:span><text:span text:style-name="T4">like</text:span><text:span text:style-name="T12"> </text:span><text:span text:style-name="T14">'%8'</text:span><text:span text:style-name="T9">;</text:span></text:p>
      <text:p text:style-name="P3"><text:span text:style-name="T8"/></text:p>
      <text:p text:style-name="P3"><text:span text:style-name="T10">12. Вывести пользователей где в имени в есть буква а</text:span></text:p>
      <text:p text:style-name="P7"><text:span text:style-name="T1">select</text:span><text:span text:style-name="T12"> * </text:span><text:span text:style-name="T4">from</text:span><text:span text:style-name="T12"> public.qa_users</text:span></text:p>
      <text:p text:style-name="P3"><text:span text:style-name="T4">where</text:span><text:span text:style-name="T12"> username </text:span><text:span text:style-name="T4">like</text:span><text:span text:style-name="T12"> </text:span><text:span text:style-name="T14">'%a%'</text:span><text:span text:style-name="T9">;</text:span></text:p>
      <text:p text:style-name="P3"><text:span text:style-name="T8"/></text:p>
      <text:p text:style-name="P3"><text:span text:style-name="T10"><text:s/>13. Вывести пользователей которые были созданы 2021-07-12 00:00:00</text:span></text:p>
      <text:p text:style-name="P7"><text:span text:style-name="T1">select</text:span><text:span text:style-name="T12"> * </text:span><text:span text:style-name="T4">from</text:span><text:span text:style-name="T12"> public.qa_users</text:span></text:p>
      <text:p text:style-name="P3"><text:span text:style-name="T4">where</text:span><text:span text:style-name="T12"> created_on =</text:span><text:span text:style-name="T14">'2021-07-12 00:00:00'</text:span><text:span text:style-name="T9">;</text:span></text:p>
      <text:p text:style-name="P3"><text:span text:style-name="T8"/></text:p>
      <text:p text:style-name="P3"><text:span text:style-name="T10">14. Вывести пользователей которые были созданы 2021-07-12 00:00:00 и имеют пароль 1m313</text:span></text:p>
      <text:p text:style-name="P7"><text:span text:style-name="T1">select</text:span><text:span text:style-name="T12"> * </text:span><text:span text:style-name="T4">from</text:span><text:span text:style-name="T12"> public.qa_users</text:span></text:p>
      <text:p text:style-name="P3"><text:span text:style-name="T4">where</text:span><text:span text:style-name="T12"> created_on =</text:span><text:span text:style-name="T14">'2021-07-12 00:00:00'</text:span><text:span text:style-name="T12"> </text:span><text:span text:style-name="T4">and</text:span><text:span text:style-name="T12"> </text:span><text:span text:style-name="T4">password</text:span><text:span text:style-name="T12"> =</text:span><text:span text:style-name="T14">'1m313'</text:span><text:span text:style-name="T9">;</text:span></text:p>
      <text:p text:style-name="P3"><text:span text:style-name="T10"/></text:p>
      <text:p text:style-name="P4"><text:span text:style-name="T10">15. Вывести пользователей которые были созданы 2021-07-12 00:00:00 и у которых в имени есть слово Andrey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created_on =</text:span><text:span text:style-name="T14">'2021-07-12 00:00:00'</text:span><text:span text:style-name="T12"> </text:span><text:span text:style-name="T4">and</text:span><text:span text:style-name="T12"> username </text:span><text:span text:style-name="T4">like</text:span><text:span text:style-name="T12"> </text:span><text:span text:style-name="T14">'%Andrey%'</text:span><text:span text:style-name="T9">;</text:span></text:p>
      <text:p text:style-name="P4"><text:span text:style-name="T8"/></text:p>
      <text:p text:style-name="P4"><text:span text:style-name="T10">16. Вывести пользователей которые были созданы 2021-07-12 00:00:00 и у которых в имени есть цифра 8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created_on =</text:span><text:span text:style-name="T14">'2021-07-12 00:00:00'</text:span><text:span text:style-name="T12"> </text:span><text:span text:style-name="T4">and</text:span><text:span text:style-name="T12"> username </text:span><text:span text:style-name="T4">like</text:span><text:span text:style-name="T12"> </text:span><text:span text:style-name="T14">'%8%'</text:span><text:span text:style-name="T9">;</text:span></text:p>
      <text:p text:style-name="P4"><text:span text:style-name="T8"/></text:p>
      <text:p text:style-name="P4"><text:span text:style-name="T10"/></text:p>
      <text:p text:style-name="P4"><text:soft-page-break/><text:span text:style-name="T10">17. Вывести пользователя у которых id равен 1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=</text:span><text:span text:style-name="T14">'10'</text:span><text:span text:style-name="T9">;</text:span></text:p>
      <text:p text:style-name="P4"><text:span text:style-name="T8"/></text:p>
      <text:p text:style-name="P4"><text:span text:style-name="T10">18. Вывести пользователя у которых id равен 53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5"><text:span text:style-name="T4">where</text:span><text:span text:style-name="T6"> user_id =</text:span><text:span text:style-name="T14">'53'</text:span><text:span text:style-name="T9">;</text:span></text:p>
      <text:p text:style-name="P4"><text:span text:style-name="T10"/></text:p>
      <text:p text:style-name="P4"><text:span text:style-name="T10">19. Вывести пользователя у которых id больше 4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gt; </text:span><text:span text:style-name="T14">'40'</text:span><text:span text:style-name="T9">;</text:span></text:p>
      <text:p text:style-name="P4"><text:span text:style-name="T8"/></text:p>
      <text:p text:style-name="P4"><text:span text:style-name="T10">20. Вывести пользователя у которых id меньше 3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lt;</text:span><text:span text:style-name="T14">'30'</text:span><text:span text:style-name="T9">;</text:span></text:p>
      <text:p text:style-name="P4"><text:span text:style-name="T8"/></text:p>
      <text:p text:style-name="P4"><text:span text:style-name="T10">21. Вывести пользователя у которых id меньше 27 или больше 88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lt;</text:span><text:span text:style-name="T14">'27'</text:span><text:span text:style-name="T4">or</text:span><text:span text:style-name="T12"> user_id &gt;</text:span><text:span text:style-name="T14">'88'</text:span><text:span text:style-name="T9">;</text:span></text:p>
      <text:p text:style-name="P4"><text:span text:style-name="T8"/></text:p>
      <text:p text:style-name="P4"><text:span text:style-name="T10">22. Вывести пользователя у которых id меньше либо равно 37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lt;</text:span><text:span text:style-name="T14">'37'</text:span><text:span text:style-name="T4">or</text:span><text:span text:style-name="T12"> user_id =</text:span><text:span text:style-name="T14">'37'</text:span><text:span text:style-name="T9">;</text:span></text:p>
      <text:p text:style-name="P4"><text:span text:style-name="T8"/></text:p>
      <text:p text:style-name="P4"><text:span text:style-name="T10">23. Вывести пользователя у которых id больше либо равно 37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gt;</text:span><text:span text:style-name="T14">'37'</text:span><text:span text:style-name="T4">or</text:span><text:span text:style-name="T12"> user_id =</text:span><text:span text:style-name="T14">'37'</text:span><text:span text:style-name="T9">;</text:span></text:p>
      <text:p text:style-name="P4"><text:span text:style-name="T8"/></text:p>
      <text:p text:style-name="P4"><text:span text:style-name="T10">24. Вывести пользователя у которых id больше 80 но меньше 9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&gt;</text:span><text:span text:style-name="T14">'80'</text:span><text:span text:style-name="T4">and</text:span><text:span text:style-name="T12"> user_id &lt;</text:span><text:span text:style-name="T14">'90'</text:span><text:span text:style-name="T9">;</text:span></text:p>
      <text:p text:style-name="P4"><text:span text:style-name="T8"/></text:p>
      <text:p text:style-name="P4"><text:span text:style-name="T10">25. Вывести пользователя у которых id между 80 и 9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user_id </text:span><text:span text:style-name="T4">between</text:span><text:span text:style-name="T12"> </text:span><text:span text:style-name="T15">80</text:span><text:span text:style-name="T12"> </text:span><text:span text:style-name="T4">and</text:span><text:span text:style-name="T12"> </text:span><text:span text:style-name="T15">90</text:span><text:span text:style-name="T9">;</text:span><text:span text:style-name="T12"> </text:span></text:p>
      <text:p text:style-name="P4"><text:span text:style-name="T12"/></text:p>
      <text:p text:style-name="P4"><text:span text:style-name="T10">26. Вывести пользователей где password равен 12333, 1m313, 123313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</text:span><text:span text:style-name="T4">password</text:span><text:span text:style-name="T12">=</text:span><text:span text:style-name="T14">'12333'</text:span><text:span text:style-name="T12"> </text:span><text:span text:style-name="T4">or</text:span><text:span text:style-name="T12"> </text:span><text:span text:style-name="T4">password</text:span><text:span text:style-name="T12">=</text:span><text:span text:style-name="T14">'1m313'</text:span><text:span text:style-name="T12"> </text:span><text:span text:style-name="T4">or</text:span><text:span text:style-name="T12"> </text:span><text:span text:style-name="T4">password</text:span><text:span text:style-name="T12">=</text:span><text:span text:style-name="T14">'123313'</text:span><text:span text:style-name="T9">;</text:span></text:p>
      <text:p text:style-name="P4"><text:span text:style-name="T8"/></text:p>
      <text:p text:style-name="P4"><text:span text:style-name="T10">27. Вывести пользователей где created_on равен 2020-10-03 00:00:00, 2021-05-19 00:00:00, 2021-03-26 00:00:00</text:span></text:p>
      <text:p text:style-name="P8"><text:span text:style-name="T1">select</text:span><text:span text:style-name="T12"> * </text:span><text:span text:style-name="T4">from</text:span><text:span text:style-name="T12"> public.qa_users</text:span></text:p>
      <text:p text:style-name="P4"><text:span text:style-name="T4">where</text:span><text:span text:style-name="T12"> created_on =</text:span><text:span text:style-name="T14">'2020-10-03 00:00:00'</text:span><text:span text:style-name="T12"> </text:span><text:span text:style-name="T4">or</text:span><text:span text:style-name="T12"> created_on =</text:span><text:span text:style-name="T14">'2021-05-19 00:00:00'</text:span><text:span text:style-name="T12"> </text:span><text:span text:style-name="T4">or</text:span><text:span text:style-name="T12"> created_on =</text:span><text:span text:style-name="T14">'2021-03-26 00:00:00'</text:span><text:span text:style-name="T9">;</text:span></text:p>
      <text:p text:style-name="P4"><text:span text:style-name="T8"/></text:p>
      <text:p text:style-name="P4"><text:span text:style-name="T10">28. Вывести минимальный id</text:span></text:p>
      <text:p text:style-name="P4"><text:span text:style-name="T1">select</text:span><text:span text:style-name="T10"> </text:span><text:span text:style-name="T16">MIN</text:span><text:span text:style-name="T10">(user_id) </text:span><text:span text:style-name="T1">from</text:span><text:span text:style-name="T10"> public.qa_users</text:span><text:span text:style-name="T8">;</text:span></text:p>
      <text:p text:style-name="P4"><text:span text:style-name="T8"/></text:p>
      <text:p text:style-name="P4"><text:span text:style-name="T10">29. Вывести максимальный.</text:span></text:p>
      <text:p text:style-name="P4"><text:span text:style-name="T1">select</text:span><text:span text:style-name="T10"> </text:span><text:span text:style-name="T16">MAX</text:span><text:span text:style-name="T10">(user_id) </text:span><text:span text:style-name="T1">from</text:span><text:span text:style-name="T10"> public.qa_users</text:span><text:span text:style-name="T8">;</text:span></text:p>
      <text:p text:style-name="P4"><text:span text:style-name="T8"/></text:p>
      <text:p text:style-name="P4"><text:span text:style-name="T10">30. Вывести количество пользователей</text:span></text:p>
      <text:p text:style-name="P4"><text:span text:style-name="T1">select</text:span><text:span text:style-name="T10"> </text:span><text:span text:style-name="T16">count</text:span><text:span text:style-name="T10">(user_id) </text:span><text:span text:style-name="T1">from</text:span><text:span text:style-name="T10"> public.qa_users</text:span><text:span text:style-name="T8">;</text:span></text:p>
      <text:p text:style-name="P4"><text:span text:style-name="T8"/></text:p>
      <text:p text:style-name="P4"><text:span text:style-name="T10">31. Вывести id пользователя, имя, дату создания пользователя. Отсортировать по порядку возрастания даты добавления пользоватлеля</text:span></text:p>
      <text:p text:style-name="P8"><text:span text:style-name="T1">select</text:span><text:span text:style-name="T12"> user_id, username, created_on </text:span><text:span text:style-name="T4">from</text:span><text:span text:style-name="T12"> public.qa_users</text:span></text:p>
      <text:p text:style-name="P4"><text:span text:style-name="T4">order</text:span><text:span text:style-name="T12"> </text:span><text:span text:style-name="T4">by</text:span><text:span text:style-name="T12"> created_on</text:span><text:span text:style-name="T9">;</text:span></text:p>
      <text:p text:style-name="P4"><text:span text:style-name="T8"/></text:p>
      <text:p text:style-name="P4"><text:span text:style-name="T10">32. Вывести id пользователя, имя, дату создания пользователя. Отсортировать по порядку убывания даты добавления пользоватлеля.</text:span></text:p>
      <text:p text:style-name="P8"><text:soft-page-break/><text:span text:style-name="T1">select</text:span><text:span text:style-name="T12"> user_id, username, created_on </text:span><text:span text:style-name="T4">from</text:span><text:span text:style-name="T12"> public.qa_users</text:span></text:p>
      <text:p text:style-name="P4"><text:span text:style-name="T4">order</text:span><text:span text:style-name="T12"> </text:span><text:span text:style-name="T4">by</text:span><text:span text:style-name="T12"> created_on </text:span><text:span text:style-name="T4">desc</text:span><text:span text:style-name="T9">;</text:span></text:p>
      <text:p text:style-name="P4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9T15:35:09.421000000</dc:date>
    <meta:editing-duration>PT6M38S</meta:editing-duration>
    <meta:editing-cycles>1</meta:editing-cycles>
    <meta:document-statistic meta:table-count="0" meta:image-count="0" meta:object-count="0" meta:page-count="3" meta:paragraph-count="86" meta:word-count="530" meta:character-count="3836" meta:non-whitespace-character-count="3390"/>
    <meta:generator>LibreOffice/7.1.5.2$Windows_X86_64 LibreOffice_project/85f04e9f809797b8199d13c421bd8a2b025d52b5</meta:generator>
  </office:meta>
</office:document-meta>
</file>